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0100000096CFECDE68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a90d" officeooo:paragraph-rsid="001ca90d"/>
    </style:style>
    <style:style style:name="P2" style:family="paragraph">
      <style:paragraph-properties fo:text-align="start"/>
    </style:style>
    <style:style style:name="P3" style:family="paragraph"/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loext:decorative="false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data-style-name="C10114">
      <style:graphic-properties loext:decorative="false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repeat="scale" loext:decorative="false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/>
    </style:style>
    <number:date-style style:name="C10114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Label Field"/>
          <form:textarea form:name="Text Box 1" form:control-implementation="ooo:com.sun.star.form.component.TextField" xml:id="control2" form:id="control2" form:current-value="some tex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1" form:control-implementation="ooo:com.sun.star.form.component.CheckBox" xml:id="control3" form:id="control3" form:label="Check Box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Option Button 1" form:control-implementation="ooo:com.sun.star.form.component.RadioButton" xml:id="control4" form:id="control4" form:label="Option Button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ombobox form:name="Combo Box 1" form:control-implementation="ooo:com.sun.star.form.component.ComboBox" xml:id="control5" form:id="control5" form:dropdown="true" form:size="20" form:input-required="false" form:convert-empty-to-null="true" form:list-source-type="sql" form:list-source="SELECT DISTINCT &quot;Author&quot; FROM &quot;biblio&quot;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</form:combobox>
          <form:date form:name="Date Field 1" form:control-implementation="ooo:com.sun.star.form.component.DateField" xml:id="control6" form:id="control6" form:current-value="2025-11-21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1/21/25"/>
            </form:properties>
          </form:date>
          <form:formatted-text form:name="Numeric Field 1" form:control-implementation="ooo:com.sun.star.form.component.NumericField" xml:id="control7" form:id="control7" form:current-value="111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image-frame form:name="Image Control 1" form:control-implementation="ooo:com.sun.star.form.component.DatabaseImageControl" xml:id="control8" form:id="control8" form:image-data="Pictures/100000000000010100000096CFECDE68.jp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file:///Users/jd/dev/gits/odfdo/tests/samples/image2.jpg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s</text:p>
      <text:p text:style-name="P1"/>
      <text:p text:style-name="P1"/>
      <text:p text:style-name="P1">label : <text:s/><draw:control text:anchor-type="as-char" draw:z-index="0" draw:name="Control 1" draw:style-name="gr1" draw:text-style-name="P2" svg:width="4.116cm" svg:height="0.683cm" draw:control="control1"/></text:p>
      <text:p text:style-name="P1"/>
      <text:p text:style-name="P1"><draw:control text:anchor-type="paragraph" draw:z-index="2" draw:name="Control 3" draw:style-name="gr2" draw:text-style-name="P2" svg:width="2.377cm" svg:height="1.059cm" svg:x="0.351cm" svg:y="2.91cm" draw:control="control3"/><draw:control text:anchor-type="paragraph" draw:z-index="3" draw:name="Control 4" draw:style-name="gr2" draw:text-style-name="P2" svg:width="3.246cm" svg:height="1.271cm" svg:x="0.328cm" svg:y="4.581cm" draw:control="control4"/><draw:control text:anchor-type="paragraph" draw:z-index="4" draw:name="Control 5" draw:style-name="gr3" draw:text-style-name="P2" svg:width="4.587cm" svg:height="1.505cm" svg:x="0.328cm" svg:y="6.72cm" draw:control="control5"/><draw:control text:anchor-type="paragraph" draw:z-index="5" draw:name="Control 6" draw:style-name="gr4" draw:text-style-name="P2" svg:width="3.74cm" svg:height="1.084cm" svg:x="0.774cm" svg:y="9.354cm" draw:control="control6"/><draw:control text:anchor-type="paragraph" draw:z-index="6" draw:name="Control 7" draw:style-name="gr3" draw:text-style-name="P2" svg:width="3.929cm" svg:height="1.13cm" svg:x="0.681cm" svg:y="11.354cm" draw:control="control7"/><draw:control text:anchor-type="paragraph" draw:z-index="7" draw:name="Control 8" draw:style-name="gr5" draw:text-style-name="P3" svg:width="4.022cm" svg:height="3.317cm" svg:x="0.915cm" svg:y="13.612cm" draw:control="control8"/>text : <draw:control text:anchor-type="as-char" draw:z-index="1" draw:name="Control 2" draw:style-name="gr6" draw:text-style-name="P4" svg:width="5.645cm" svg:height="1.694cm" draw:control="control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0" meta:image-count="0" meta:object-count="0" meta:page-count="0" meta:paragraph-count="0" meta:word-count="0" meta:character-count="0" meta:non-whitespace-character-count="0"/>
    <meta:creation-date>2025-11-22T05:59:03</meta:creation-date>
    <dc:date>2025-11-22T05:59:03</dc:date>
    <meta:editing-duration>PT00H00M00S</meta:editing-duration>
    <meta:editing-cycles>1</meta:editing-cycles>
    <meta:generator>odfdo 3.17.5</meta:generator>
  </office:meta>
</office:document-meta>
</file>